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3dae" officeooo:paragraph-rsid="00163dae"/>
    </style:style>
    <style:style style:name="P2" style:family="paragraph" style:parent-style-name="Standard">
      <style:text-properties officeooo:rsid="00163dae" officeooo:paragraph-rsid="001cfc10"/>
    </style:style>
    <style:style style:name="P3" style:family="paragraph" style:parent-style-name="Standard">
      <style:text-properties officeooo:rsid="0019a130" officeooo:paragraph-rsid="0019a130"/>
    </style:style>
    <style:style style:name="P4" style:family="paragraph" style:parent-style-name="Standard" style:list-style-name="L1">
      <style:text-properties officeooo:rsid="0019a130" officeooo:paragraph-rsid="00218e7c"/>
    </style:style>
    <style:style style:name="P5" style:family="paragraph" style:parent-style-name="Standard">
      <style:text-properties officeooo:rsid="0019a130" officeooo:paragraph-rsid="00218e7c"/>
    </style:style>
    <style:style style:name="P6" style:family="paragraph" style:parent-style-name="Standard" style:list-style-name="L2">
      <style:text-properties officeooo:rsid="001cfc10" officeooo:paragraph-rsid="001cfc10"/>
    </style:style>
    <style:style style:name="P7" style:family="paragraph" style:parent-style-name="Standard">
      <style:text-properties officeooo:rsid="001cfc10" officeooo:paragraph-rsid="001cfc10"/>
    </style:style>
    <style:style style:name="P8" style:family="paragraph" style:parent-style-name="Standard">
      <style:text-properties officeooo:rsid="00163dae" officeooo:paragraph-rsid="001cfc10"/>
    </style:style>
    <style:style style:name="P9" style:family="paragraph" style:parent-style-name="Standard">
      <style:text-properties officeooo:rsid="00163dae" officeooo:paragraph-rsid="002d56db"/>
    </style:style>
    <style:style style:name="P10" style:family="paragraph" style:parent-style-name="Standard">
      <style:text-properties officeooo:rsid="002153b3" officeooo:paragraph-rsid="002153b3"/>
    </style:style>
    <style:style style:name="P11" style:family="paragraph" style:parent-style-name="Standard">
      <style:text-properties officeooo:rsid="00218e7c" officeooo:paragraph-rsid="00218e7c"/>
    </style:style>
    <style:style style:name="P12" style:family="paragraph" style:parent-style-name="Standard">
      <style:text-properties officeooo:rsid="0022ff12" officeooo:paragraph-rsid="0022ff12"/>
    </style:style>
    <style:style style:name="P13" style:family="paragraph" style:parent-style-name="Standard">
      <style:text-properties officeooo:rsid="002a5f80" officeooo:paragraph-rsid="002a5f80"/>
    </style:style>
    <style:style style:name="P14" style:family="paragraph" style:parent-style-name="Standard">
      <style:text-properties style:font-name="serif" fo:font-size="11.25pt" officeooo:paragraph-rsid="002a5f80"/>
    </style:style>
    <style:style style:name="P15" style:family="paragraph" style:parent-style-name="Standard">
      <style:text-properties style:font-name="serif" fo:font-size="11.25pt" officeooo:paragraph-rsid="002b4860"/>
    </style:style>
    <style:style style:name="P16" style:family="paragraph" style:parent-style-name="Standard">
      <style:text-properties style:font-name="serif" fo:font-size="11.25pt" fo:font-weight="bold" officeooo:paragraph-rsid="002b4860" style:font-weight-asian="bold" style:font-weight-complex="bold"/>
    </style:style>
    <style:style style:name="P17" style:family="paragraph" style:parent-style-name="Standard">
      <style:text-properties style:font-name="serif" fo:font-size="10.5pt" officeooo:rsid="0022ff12" officeooo:paragraph-rsid="002d56db"/>
    </style:style>
    <style:style style:name="P18" style:family="paragraph" style:parent-style-name="Standard">
      <style:text-properties officeooo:rsid="002af800" officeooo:paragraph-rsid="002af800"/>
    </style:style>
    <style:style style:name="P19" style:family="paragraph" style:parent-style-name="Standard">
      <style:text-properties officeooo:rsid="002b4860" officeooo:paragraph-rsid="002b4860"/>
    </style:style>
    <style:style style:name="P20" style:family="paragraph" style:parent-style-name="Standard">
      <style:text-properties officeooo:rsid="0016a46f" officeooo:paragraph-rsid="002d56db"/>
    </style:style>
    <style:style style:name="P21" style:family="paragraph" style:parent-style-name="Standard">
      <style:text-properties officeooo:paragraph-rsid="002d56db"/>
    </style:style>
    <style:style style:name="P22" style:family="paragraph" style:parent-style-name="Standard">
      <style:text-properties officeooo:rsid="002d56db" officeooo:paragraph-rsid="002d56db"/>
    </style:style>
    <style:style style:name="P23" style:family="paragraph" style:parent-style-name="Standard">
      <style:paragraph-properties fo:break-before="page"/>
      <style:text-properties officeooo:rsid="00171f7c" officeooo:paragraph-rsid="00218e7c"/>
    </style:style>
    <style:style style:name="P24" style:family="paragraph" style:parent-style-name="Standard">
      <style:paragraph-properties fo:break-before="page"/>
      <style:text-properties officeooo:rsid="002a5f80" officeooo:paragraph-rsid="002a5f80"/>
    </style:style>
    <style:style style:name="P25" style:family="paragraph" style:parent-style-name="Standard">
      <style:paragraph-properties fo:break-before="page"/>
      <style:text-properties style:font-name="serif" fo:font-size="10.5pt" officeooo:paragraph-rsid="0019a130"/>
    </style:style>
    <style:style style:name="P26" style:family="paragraph" style:parent-style-name="Text_20_body">
      <style:text-properties officeooo:rsid="0023cb3a" officeooo:paragraph-rsid="0023cb3a"/>
    </style:style>
    <style:style style:name="P27" style:family="paragraph" style:parent-style-name="Text_20_body">
      <style:text-properties officeooo:rsid="0024cb1f" officeooo:paragraph-rsid="0024cb1f"/>
    </style:style>
    <style:style style:name="P28" style:family="paragraph" style:parent-style-name="Text_20_body" style:list-style-name="L6">
      <style:text-properties officeooo:rsid="0024cb1f" officeooo:paragraph-rsid="0024cb1f"/>
    </style:style>
    <style:style style:name="P29" style:family="paragraph" style:parent-style-name="Text_20_body" style:list-style-name="L6">
      <style:text-properties officeooo:rsid="0024cb1f" officeooo:paragraph-rsid="0026f631"/>
    </style:style>
    <style:style style:name="P30" style:family="paragraph" style:parent-style-name="Text_20_body" style:list-style-name="L6">
      <style:text-properties officeooo:rsid="0026f631" officeooo:paragraph-rsid="0026f631"/>
    </style:style>
    <style:style style:name="P31" style:family="paragraph" style:parent-style-name="Text_20_body">
      <style:text-properties officeooo:rsid="0026f631" officeooo:paragraph-rsid="0026f631"/>
    </style:style>
    <style:style style:name="P32" style:family="paragraph" style:parent-style-name="Text_20_body">
      <style:text-properties officeooo:rsid="0027edc4" officeooo:paragraph-rsid="0027edc4"/>
    </style:style>
    <style:style style:name="P33" style:family="paragraph" style:parent-style-name="Text_20_body">
      <style:text-properties officeooo:rsid="0027edc4" officeooo:paragraph-rsid="002b7f51"/>
    </style:style>
    <style:style style:name="P34" style:family="paragraph" style:parent-style-name="Text_20_body">
      <style:text-properties officeooo:rsid="0029643c" officeooo:paragraph-rsid="0029643c"/>
    </style:style>
    <style:style style:name="P35" style:family="paragraph" style:parent-style-name="Text_20_body">
      <style:text-properties officeooo:rsid="00299d16" officeooo:paragraph-rsid="00299d16"/>
    </style:style>
    <style:style style:name="P36" style:family="paragraph" style:parent-style-name="Text_20_body">
      <style:paragraph-properties fo:break-before="page"/>
      <style:text-properties officeooo:rsid="0026f631" officeooo:paragraph-rsid="0026f631"/>
    </style:style>
    <style:style style:name="P37" style:family="paragraph" style:parent-style-name="Heading_20_2">
      <style:paragraph-properties fo:break-before="page"/>
    </style:style>
    <style:style style:name="T1" style:family="text">
      <style:text-properties officeooo:rsid="0019a130"/>
    </style:style>
    <style:style style:name="T2" style:family="text">
      <style:text-properties fo:font-size="11.25pt"/>
    </style:style>
    <style:style style:name="T3" style:family="text">
      <style:text-properties officeooo:rsid="001cfc10"/>
    </style:style>
    <style:style style:name="T4" style:family="text">
      <style:text-properties fo:font-weight="bold" style:font-weight-asian="bold" style:font-weight-complex="bold"/>
    </style:style>
    <style:style style:name="T5" style:family="text">
      <style:text-properties fo:font-weight="bold" officeooo:rsid="0019a130" style:font-weight-asian="bold" style:font-weight-complex="bold"/>
    </style:style>
    <style:style style:name="T6" style:family="text">
      <style:text-properties fo:font-weight="bold" officeooo:rsid="0022ff12" style:font-weight-asian="bold" style:font-weight-complex="bold"/>
    </style:style>
    <style:style style:name="T7" style:family="text">
      <style:text-properties officeooo:rsid="0022ff12"/>
    </style:style>
    <style:style style:name="T8" style:family="text">
      <style:text-properties officeooo:rsid="0024cb1f"/>
    </style:style>
    <style:style style:name="T9" style:family="text">
      <style:text-properties officeooo:rsid="0026f631"/>
    </style:style>
    <style:style style:name="T10" style:family="text">
      <style:text-properties officeooo:rsid="002a5f80"/>
    </style:style>
    <style:style style:name="T11" style:family="text">
      <style:text-properties officeooo:rsid="002b4860"/>
    </style:style>
    <style:style style:name="T12" style:family="text">
      <style:text-properties officeooo:rsid="002d56db"/>
    </style:style>
    <style:style style:name="T13" style:family="text">
      <style:text-properties style:font-name="serif" fo:font-size="10.5pt"/>
    </style:style>
    <style:style style:name="T14" style:family="text">
      <style:text-properties style:font-name="serif" fo:font-size="10.5pt" officeooo:rsid="001cfc10"/>
    </style:style>
    <style:style style:name="T15" style:family="text">
      <style:text-properties style:font-name="serif" fo:font-size="10.5pt" fo:font-weight="bold" style:font-weight-asian="bold" style:font-weight-complex="bold"/>
    </style:style>
    <style:style style:name="T16" style:family="text">
      <style:text-properties style:font-name="serif" fo:font-size="10.5pt" fo:font-weight="bold" officeooo:rsid="001cfc10" style:font-weight-asian="bold" style:font-weight-complex="bold"/>
    </style:style>
    <style:style style:name="T17" style:family="text">
      <style:text-properties style:font-name="serif" fo:font-size="11.2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able of content:</text:h>
      <text:p text:style-name="P10">Give you an <text:span text:style-name="T4">introduction</text:span> on how the idea of pso came up</text:p>
      <text:p text:style-name="P11">How the <text:span text:style-name="T4">most basic form</text:span> of the algorithm looks and works</text:p>
      <text:p text:style-name="P11">What <text:span text:style-name="T4">parameters</text:span> we can choose and have to equally <text:span text:style-name="T4">explore</text:span> or <text:span text:style-name="T4">exploit</text:span> the <text:span text:style-name="T12">seearch</text:span>space</text:p>
      <text:p text:style-name="P11">How the social network looks in terms of <text:span text:style-name="T4">topology</text:span></text:p>
      <text:p text:style-name="P11">Where the particle swarm optimization can b<text:span text:style-name="T4">e used</text:span> and we also prepared an <text:span text:style-name="T4">implementation</text:span> to show</text:p>
      <text:p text:style-name="P11">And we will conclude with some <text:span text:style-name="T4">issues</text:span> the algorithm still has and lead into a <text:span text:style-name="T4">discussion</text:span> with you</text:p>
      <text:p text:style-name="P11"/>
      <text:p text:style-name="P11"/>
      <text:p text:style-name="P11"/>
      <text:p text:style-name="P11">I am gonna start right away with a short <text:span text:style-name="T4">video clip</text:span> of birds:</text:p>
      <text:p text:style-name="P23">Idea comes from <text:span text:style-name="T4">bird flocks searching</text:span> for corn. First <text:s/>experiments and simulations conducted almost 30 years ago. <text:span text:style-name="T1">Because </text:span><text:span text:style-name="T5">no leader</text:span><text:span text:style-name="T1"> can be found in these flocks. Coordinated turning by individual birds “</text:span><text:span text:style-name="T5">voting</text:span><text:span text:style-name="T1">” with their bodies on the flight path. </text:span><text:span text:style-name="T5">Critical mass</text:span><text:span text:style-name="T1"> → whole flock turns</text:span></text:p>
      <text:p text:style-name="P5">Their <text:span text:style-name="T7">first </text:span>algorithm <text:span text:style-name="T7">to</text:span><text:span text:style-name="T6"> simulate bird flocks</text:span>:</text:p>
      <text:list xml:id="list639881723" text:style-name="L1">
        <text:list-item>
          <text:p text:style-name="P4">Attraction to some place (roost)</text:p>
        </text:list-item>
        <text:list-item>
          <text:p text:style-name="P4">nonlinear attraction to flockmates <text:span text:style-name="T3">(do not collide)</text:span></text:p>
        </text:list-item>
        <text:list-item>
          <text:p text:style-name="P4">preservation of velocity</text:p>
        </text:list-item>
        <text:list-item>
          <text:p text:style-name="P4">stochastic process <text:span text:style-name="T3">which influences the calculation of the next position</text:span></text:p>
        </text:list-item>
      </text:list>
      <text:p text:style-name="P3"/>
      <text:p text:style-name="P3">Probably also similar to other</text:p>
      <text:list xml:id="list790127609" text:style-name="L2">
        <text:list-item>
          <text:p text:style-name="P6">Fish schools: Defence against predators, diluting chance of individual capture, enhanced foraging success and mating, maybe hydrodynamics</text:p>
        </text:list-item>
        <text:list-item>
          <text:p text:style-name="P6">Social behaviour: Humans having more abstract social values, rules, avoid collision, complex interactions, …</text:p>
        </text:list-item>
      </text:list>
      <text:p text:style-name="P7"/>
      <text:p text:style-name="P9">PSO has been introduced <text:span text:style-name="T7">1995 </text:span>by James Kennedy and Russell Eberhard</text:p>
      <text:p text:style-name="P9">James Kennedy has since stayed in the field and is also an author of the 2007 paper we present today</text:p>
      <text:p text:style-name="P20"><text:span text:style-name="T7">Our paper</text:span> is called Particle Swarm Optimization – an overview, this is what we do today:</text:p>
      <text:p text:style-name="P3"/>
      <text:p text:style-name="P3">The founders of Particle Swarm optimization developed it further to create a powerful optimization method for nonlinear problems.</text:p>
      <text:p text:style-name="P25"><text:span text:style-name="T2"/></text:p>
      <text:p text:style-name="P3"/>
      <text:p text:style-name="P2"/>
      <text:p text:style-name="P2">As they say, the field is in constant movement and researchers discover new ways to do things and new things to do with Pss</text:p>
      <text:p text:style-name="P2"/>
      <text:p text:style-name="P12">Fish schooling: We can see a very suboptimal objective function near the predator</text:p>
      <text:p text:style-name="P12"/>
      <text:p text:style-name="P12">After we heard what the idea of Particle Swarm Optimization is, Lukas will now tell you how a possible basic implementation works:</text:p>
      <text:p text:style-name="P12"/>
      <text:p text:style-name="P21"><text:span text:style-name="T14"/></text:p>
      <text:p text:style-name="P22"><text:span text:style-name="T16">O</text:span><text:span text:style-name="T15">ptional</text:span><text:span text:style-name="T13">:</text:span></text:p>
      <text:p text:style-name="P21"><text:span text:style-name="T14">Explanation for bird flocking: This </text:span><text:span text:style-name="T13">advantage can become decisive, outweighing the disadvantages of competition for food items, whenever the resource is unpedictably distributed in patches” </text:span><text:span text:style-name="T17">(p.209). </text:span></text:p>
      <text:p text:style-name="P17">This statement suggests that social sharing of information among conspeciates offers an evolutionary advantage: this hypothesis was fundamental to the developnmt of particle swarm optimization</text:p>
      <text:h text:style-name="P37" text:outline-level="2">Open Questions</text:h>
      <text:p text:style-name="P26">As we have seen, a PSO has many steps for each of which <text:span text:style-name="T8">there are several open questions regarding practical extensions and realizations</text:span></text:p>
      <text:p text:style-name="P27">Initialization consist of choosing swarm size, particle positions randomly in the search space and random velocities</text:p>
      <text:list xml:id="list3040286686" text:style-name="L6">
        <text:list-item>
          <text:p text:style-name="P28">Origin seeking bias: As we can imagine on average the tendency of the swarm to find an optimum points <text:span text:style-name="T9">closer</text:span> to the origin of the initialization region</text:p>
        </text:list-item>
        <text:list-item>
          <text:p text:style-name="P29"><text:span text:style-name="T9">Hard to find optima outside the initialization region</text:span>, except from random changes of velocities or position which might heavily depend on parameters, we can only find optima inside of the initialization region</text:p>
        </text:list-item>
        <text:list-item>
          <text:p text:style-name="P30">Premature convergence and slowing-down of the swarm occurs, when the swarm is to one side of the optimum and moves as a coordinated body (groups tend to move slower than individuals)</text:p>
        </text:list-item>
      </text:list>
      <text:p text:style-name="P36">Other aspects concerning the position or movement update of particles: On which the authors do not know research results yet:</text:p>
      <text:p text:style-name="P31">Complete iteration of PSO is a single position update of each particle. But you could also choose particles at random or according to a selection scheme, for example as in parent selection Evolutionary Algorithms: Better performing particles updated more frequently, or worse performing particles get updated more frequently to improve the population as a whole. One could also think about schemes when to update attractor configuration (neighborhood)</text:p>
      <text:p text:style-name="P32">You could also explore how particles interact with each other: Implement spherical particles which can not bump into each other, repulsive forces, quantum effects (not further explained)</text:p>
      <text:p text:style-name="P32">Not clear how stochasticity of forces and initialization position influences performance</text:p>
      <text:p text:style-name="P32">It might happen that particles move outside thee search space or away from the main swarm. How to deal with them? → Reset, moving particle to the edge of the space, …</text:p>
      <text:p text:style-name="P33">In most versions a distinction between position of self and neighboring particles is made, which is not necessary. You could also weigh the particles according to their fitness or a ranking</text:p>
      <text:p text:style-name="P34">Adaptation</text:p>
      <text:p text:style-name="P34"><text:soft-page-break/>Addition and removal of particles and tuning of PSOs parameters. Goal: Find a completely parameter-free optimizer:</text:p>
      <text:p text:style-name="P34">Multitude of swarms with different parameters topologies, sizes and swarms could breed as in an evolutionary algorithm Or parameter tuning between trials But many evaluations needed, so computational effort high. How to do it efficiently, easy and simple?</text:p>
      <text:p text:style-name="P35"/>
      <text:p text:style-name="P35">Theory:</text:p>
      <text:p text:style-name="P35">There are many theoretical questions as well. Since we are dealing with an algorithm where many parts interact with each other, it’s hard to prove which parameter are optimal for a particular problem. Although there have been recipes on how to set chi, omega and phi</text:p>
      <text:p text:style-name="P35">Or classify a problem such that you can reuse parameters which have been shown to be good for some other problem</text:p>
      <text:p text:style-name="P24">Conclusions:</text:p>
      <text:p text:style-name="P13"/>
      <text:p text:style-name="P18">What we have here with PSO, is a simple algorithm that can easily be modified for the specific problems that you want an optimal solution on</text:p>
      <text:p text:style-name="P19">It is definitely inspired by nature, although the notion of topologies or neighborhoods having nothing to do with spatial proximity might be a little too abstract for nature.</text:p>
      <text:p text:style-name="P18"/>
      <text:p text:style-name="P19">As we already pointed out: There is still a lot of research to be done. In all the studie sthe problems were not standardized, so Topologies and variants are hard to compare in their applicability</text:p>
      <text:p text:style-name="P13"/>
      <text:p text:style-name="P13">As they say in the paper: PSO is exponentially growing.</text:p>
      <text:p text:style-name="P14"><text:span text:style-name="T10">So, clearly, </text:span>we are still looking at a paradigm in its youth, full of potential and fertile with new ideas and new perspectives. Researchers in many countries</text:p>
      <text:p text:style-name="P14">are experimenting with particle swarms and applying them in real-world applications.</text:p>
      <text:p text:style-name="P15">Many more questions have been asked, although still too few have been satisfactorily answered, so the quest goes on. </text:p>
      <text:p text:style-name="P15"/>
      <text:p text:style-name="P16"><text:span text:style-name="T11">Click to next slide: </text:span>Come and join the swar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5.8272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0:19:08.094012922</meta:creation-date>
    <dc:date>2018-01-19T01:06:37.784751033</dc:date>
    <meta:editing-duration>PT8H34M5S</meta:editing-duration>
    <meta:editing-cycles>7</meta:editing-cycles>
    <meta:generator>LibreOffice/5.3.1.2$Linux_X86_64 LibreOffice_project/30m0$Build-2</meta:generator>
    <meta:print-date>2018-01-18T02:56:22.046632810</meta:print-date>
    <meta:document-statistic meta:table-count="0" meta:image-count="0" meta:object-count="0" meta:page-count="7" meta:paragraph-count="54" meta:word-count="1001" meta:character-count="6182" meta:non-whitespace-character-count="5240"/>
  </office:meta>
</office:document-meta>
</file>